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8000004FC569616E5BD3E814C.jpg" manifest:media-type="image/jpeg"/>
  <manifest:file-entry manifest:full-path="Pictures/1000000000000472000002E4F2CB22975E8DBDC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Liberation Serif" svg:font-family="'Liberation Serif', 'Times New Roman'" style:font-family-generic="roman"/>
    <style:font-face style:name="Arial" svg:font-family="Arial" style:font-family-generic="swiss"/>
    <style:font-face style:name="Liberation Sans1" svg:font-family="'Liberation Sans', Arial" style:font-pitch="variable"/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stroke="solid" svg:stroke-width="0.05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25cm" fo:min-width="1.8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2.84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199cm" fo:margin-right="0cm" fo:margin-top="0cm" fo:margin-bottom="0.3cm" style:line-height-at-least="0.353cm" fo:text-align="center" fo:text-indent="0cm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Times New Roman" style:font-size-asian="18pt" style:font-weight-asian="normal" style:font-name-complex="Arial2" style:font-size-complex="18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text-shadow="none" style:text-underline-style="none" fo:font-weight="normal" style:letter-kerning="true" style:font-name-asian="Times New Roman" style:font-size-asian="18pt" style:font-weight-asian="normal" style:font-name-complex="Arial2" style:font-size-complex="18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Times New Roman" style:font-size-asian="18pt" style:font-style-asian="italic" style:font-weight-asian="normal" style:font-name-complex="Arial2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9.562cm" svg:height="8.816cm" svg:x="1.001cm" svg:y="1.084cm">
          <draw:image xlink:href="Pictures/1000000000000568000004FC569616E5BD3E814C.jpg" xlink:type="simple" xlink:show="embed" xlink:actuate="onLoad">
            <text:p/>
          </draw:image>
        </draw:frame>
        <draw:frame draw:style-name="gr2" draw:text-style-name="P1" draw:layer="layout" svg:width="13.779cm" svg:height="8.959cm" svg:x="6.191cm" svg:y="8.841cm">
          <draw:image xlink:href="Pictures/1000000000000472000002E4F2CB22975E8DBDCB.jpg" xlink:type="simple" xlink:show="embed" xlink:actuate="onLoad">
            <text:p/>
          </draw:image>
        </draw:frame>
        <draw:line draw:style-name="gr3" draw:text-style-name="P1" draw:layer="layout" svg:x1="6.2cm" svg:y1="8.9cm" svg:x2="4.6cm" svg:y2="6.7cm">
          <text:p/>
        </draw:line>
        <draw:custom-shape draw:style-name="gr4" draw:text-style-name="P1" draw:layer="layout" svg:width="2.3cm" svg:height="2.5cm" svg:x="4.6cm" svg:y="4.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5.4cm" svg:height="3.095cm" svg:x="2.7cm" svg:y="18.6cm">
          <draw:text-box>
            <text:p text:style-name="P2"><text:span text:style-name="T1">Рис.8 Модель 3</text:span><text:span text:style-name="T2">D</text:span><text:span text:style-name="T1"> района <text:s/></text:span><text:span text:style-name="T2">Lahendong</text:span><text:span text:style-name="T1"> по r</text:span><text:span text:style-name="T2">otstd</text:span><text:span text:style-name="T1"> снимка </text:span><text:span text:style-name="T2">ASTER, а</text:span><text:span text:style-name="T1"> — область расчета </text:span><text:span text:style-name="T3">(белые шарики — действующие геотермальные станции), б — центральная часть структуры</text:span></text:p>
          </draw:text-box>
        </draw:frame>
        <draw:frame draw:style-name="gr6" draw:text-style-name="P3" draw:layer="layout" svg:width="1.1cm" svg:height="1.2cm" svg:x="1.4cm" svg:y="1.3cm">
          <draw:text-box>
            <text:p>а)</text:p>
          </draw:text-box>
        </draw:frame>
        <draw:frame draw:style-name="gr6" draw:text-style-name="P3" draw:layer="layout" svg:width="1.1cm" svg:height="1.2cm" svg:x="6.5cm" svg:y="9.2cm">
          <draw:text-box>
            <text:p>б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Liberation Serif" svg:font-family="'Liberation Serif', 'Times New Roman'" style:font-family-generic="roman"/>
    <style:font-face style:name="Arial" svg:font-family="Arial" style:font-family-generic="swiss"/>
    <style:font-face style:name="Liberation Sans1" svg:font-family="'Liberation Sans', Arial" style:font-pitch="variable"/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fo:language="ru" fo:country="RU" style:letter-kerning="true" style:font-name-asian="Mangal" style:font-family-asian="Mangal, 'Cambria Math'" style:font-family-generic-asian="roman" style:font-pitch-asian="variable" style:font-size-asian="8pt" style:language-asian="hi" style:country-asian="IN"/>
    </style:style>
    <style:style style:name="Comment_20_Subject_20_Char" style:display-name="Comment Subject Char" style:family="graphic">
      <style:paragraph-properties style:text-autospace="none"/>
      <style:text-properties fo:language="ru" fo:country="RU" fo:font-weight="bold" style:letter-kerning="true" style:font-name-asian="Mangal" style:font-family-asian="Mangal, 'Cambria Math'" style:font-family-generic-asian="roman" style:font-pitch-asian="variable" style:font-size-asian="9pt" style:language-asian="hi" style:country-asian="IN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ru" fo:country="RU" style:letter-kerning="true" style:font-name-asian="Mangal" style:font-family-asian="Mangal, 'Cambria Math'" style:font-family-generic-asian="roman" style:font-pitch-asian="variable" style:font-size-asian="9pt" style:language-asian="hi" style:country-asian="I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Символ_20_нумерации" style:display-name="Символ нумерации" style:family="graphic">
      <style:paragraph-properties style:text-autospace="none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1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WW8Num3z0" style:family="graphic">
      <style:paragraph-properties style:text-autospace="none"/>
      <style:text-properties style:font-name="Symbol" fo:font-family="Symbol" style:font-charset="x-symbol" style:font-name-asian="OpenSymbol" style:font-family-asian="OpenSymbol, 'Arial Unicode MS'"/>
    </style:style>
    <style:style style:name="WW8Num2z1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WW8Num2z0" style:family="graphic">
      <style:paragraph-properties style:text-autospace="none"/>
      <style:text-properties style:font-name="Symbol" fo:font-family="Symbol" style:font-charset="x-symbol" fo:font-size="12pt" fo:language="en" fo:country="US" style:font-name-asian="OpenSymbol" style:font-family-asian="OpenSymbol, 'Arial Unicode MS'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text-line-through-style="none" style:text-line-through-type="none" style:font-name="Times New Roman" fo:font-family="'Times New Roman'" style:font-family-generic="roman" style:font-pitch="variable" fo:font-size="12pt" fo:language="ru" fo:country="RU" fo:font-style="normal" fo:font-weight="normal" style:font-name-asian="Arial1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_32__5f_Title_20_Slide_7e_LT_7e_Hintergrund" style:display-name="2_Title Slide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fo:font-size="12pt" fo:language="ru" fo:country="RU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_32__5f_Title_20_Slide_7e_LT_7e_Hintergrundobjekte" style:display-name="2_Title Slide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fo:font-size="12pt" fo:language="ru" fo:country="RU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_32__5f_Title_20_Slide_7e_LT_7e_Notizen" style:display-name="2_Title Slide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Untertitel" style:display-name="2_Title Slide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Arial" fo:font-family="Arial" style:font-family-generic="swiss" fo:font-size="32pt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Titel" style:display-name="2_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44pt" fo:letter-spacing="normal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Gliederung_20_9" style:display-name="2_Title Slid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Gliederung_20_8" style:display-name="2_Title Slid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Gliederung_20_7" style:display-name="2_Title Slid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Gliederung_20_6" style:display-name="2_Title Slid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Gliederung_20_5" style:display-name="2_Title Slid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Gliederung_20_4" style:display-name="2_Title Slid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Gliederung_20_3" style:display-name="2_Title Slid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Gliederung_20_2" style:display-name="2_Title Slid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4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2__5f_Title_20_Slide_7e_LT_7e_Gliederung_20_1" style:display-name="2_Title Slide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32pt" fo:letter-spacing="normal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fo:font-size="12pt" fo:language="ru" fo:country="RU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fo:font-size="12pt" fo:language="ru" fo:country="RU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Arial" fo:font-family="Arial" style:font-family-generic="swiss" fo:font-size="32pt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44pt" fo:letter-spacing="normal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4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32pt" fo:letter-spacing="normal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Hintergrund" style:display-name="MAIN LAYOUT WITH TEXT BOX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fo:font-size="12pt" fo:language="ru" fo:country="RU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MAIN_20_LAYOUT_20_WITH_20_TEXT_20_BOX_7e_LT_7e_Hintergrundobjekte" style:display-name="MAIN LAYOUT WITH TEXT BOX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fo:font-size="12pt" fo:language="ru" fo:country="RU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MAIN_20_LAYOUT_20_WITH_20_TEXT_20_BOX_7e_LT_7e_Notizen" style:display-name="MAIN LAYOUT WITH TEXT BO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Untertitel" style:display-name="MAIN LAYOUT WITH TEXT BO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Arial" fo:font-family="Arial" style:font-family-generic="swiss" fo:font-size="32pt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Titel" style:display-name="MAIN LAYOUT WITH TEXT BOX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44pt" fo:letter-spacing="normal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Gliederung_20_9" style:display-name="MAIN LAYOUT WITH TEXT BOX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Gliederung_20_8" style:display-name="MAIN LAYOUT WITH TEXT BOX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Gliederung_20_7" style:display-name="MAIN LAYOUT WITH TEXT BOX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Gliederung_20_6" style:display-name="MAIN LAYOUT WITH TEXT BOX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Gliederung_20_5" style:display-name="MAIN LAYOUT WITH TEXT BOX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Gliederung_20_4" style:display-name="MAIN LAYOUT WITH TEXT BOX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Gliederung_20_3" style:display-name="MAIN LAYOUT WITH TEXT BOX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Gliederung_20_2" style:display-name="MAIN LAYOUT WITH TEXT BOX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4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MAIN_20_LAYOUT_20_WITH_20_TEXT_20_BOX_7e_LT_7e_Gliederung_20_1" style:display-name="MAIN LAYOUT WITH TEXT BOX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32pt" fo:letter-spacing="normal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Hintergrund" style:display-name="1_Title Slide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fo:font-size="12pt" fo:language="ru" fo:country="RU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_31__5f_Title_20_Slide_7e_LT_7e_Hintergrundobjekte" style:display-name="1_Title Slide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fo:font-size="12pt" fo:language="ru" fo:country="RU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_31__5f_Title_20_Slide_7e_LT_7e_Notizen" style:display-name="1_Title Slide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Untertitel" style:display-name="1_Title Slide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Arial" fo:font-family="Arial" style:font-family-generic="swiss" fo:font-size="32pt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Titel" style:display-name="1_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44pt" fo:letter-spacing="normal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Gliederung_20_9" style:display-name="1_Title Slid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Gliederung_20_8" style:display-name="1_Title Slid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Gliederung_20_7" style:display-name="1_Title Slid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Gliederung_20_6" style:display-name="1_Title Slid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Gliederung_20_5" style:display-name="1_Title Slid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Gliederung_20_4" style:display-name="1_Title Slid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Gliederung_20_3" style:display-name="1_Title Slid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Gliederung_20_2" style:display-name="1_Title Slid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24pt" fo:letter-spacing="normal" fo:language="ru" fo:country="RU" fo:font-style="normal" fo:text-shadow="none" style:text-underline-style="none" fo:font-weight="normal" style:letter-kerning="true" style:font-name-asian="Arial" style:font-family-asian="Arial" style:font-family-generic-asian="swiss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1__5f_Title_20_Slide_7e_LT_7e_Gliederung_20_1" style:display-name="1_Title Slide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swiss" fo:font-size="32pt" fo:letter-spacing="normal" fo:language="ru" fo:country="RU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Revision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" style:font-family-asian="Mangal, 'Cambria Math'" style:font-family-generic-asian="roman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ru" fo:country="RU" style:letter-kerning="true" style:font-name-asian="Mangal" style:font-family-asian="Mangal, 'Cambria Math'" style:font-family-generic-asian="roman" style:font-pitch-asian="variable" style:font-size-asian="8pt" style:language-asian="hi" style:country-asian="IN"/>
    </style:style>
    <style:style style:name="Comment_20_Subject" style:display-name="Comment Subjec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ru" fo:country="RU" fo:font-weight="bold" style:letter-kerning="true" style:font-name-asian="Mangal" style:font-family-asian="Mangal, 'Cambria Math'" style:font-family-generic-asian="roman" style:font-pitch-asian="variable" style:font-size-asian="9pt" style:language-asian="hi" style:country-asian="IN" style:font-weight-asian="bold" style:font-weight-complex="bold"/>
    </style:style>
    <style:style style:name="Comment_20_Text" style:display-name="Comment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ru" fo:country="RU" style:letter-kerning="true" style:font-name-asian="Mangal" style:font-family-asian="Mangal, 'Cambria Math'" style:font-family-generic-asian="roman" style:font-pitch-asian="variable" style:font-size-asian="9pt" style:language-asian="hi" style:country-asian="IN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letter-kerning="true" style:font-name-asian="Arial1" style:font-family-asian="Arial" style:font-family-generic-asian="swiss" style:font-pitch-asian="variable" style:font-size-asian="12pt" style:language-asian="hi" style:country-asian="IN" style:font-weight-asian="bold" style:font-weight-complex="bold"/>
    </style:style>
    <style:style style:name="Содержимое_20_таблицы" style:display-name="Содержимое таблицы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_3f__3f__3f__3f__3f__3f__3f__3f__3f_1_7e_LT_7e_Untertitel" style:display-name="?????????1~LT~Untertitel" style:family="graphic">
      <style:paragraph-properties fo:margin-left="1.681cm" fo:margin-right="0cm" fo:margin-top="0.374cm" fo:margin-bottom="0cm" fo:text-align="center" fo:text-indent="-1.681cm" style:text-autospace="none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ffffff" style:font-name="SimSun" fo:font-family="SimSun, 宋体" style:font-pitch="variable" fo:font-size="24pt" fo:language="ru" fo:country="RU" style:letter-kerning="true" style:font-name-asian="SimSun" style:font-family-asian="SimSun, 宋体" style:font-pitch-asian="variable" style:font-size-asian="24pt" style:language-asian="hi" style:country-asian="IN"/>
    </style:style>
    <style:style style:name="Абзац_20_списка" style:display-name="Абзац списка" style:family="graphic">
      <style:paragraph-properties fo:margin-left="2.2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Указатель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Название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Arial1" style:font-family-asian="Arial" style:font-family-generic-asian="swiss" style:font-pitch-asian="variable" style:font-size-asian="12pt" style:language-asian="hi" style:country-asian="IN" style:font-style-asian="italic" style:font-style-complex="italic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Arial1" style:font-family-asian="Arial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08:00:45.493000000</meta:creation-date>
    <dc:date>2018-09-03T09:23:05.232000000</dc:date>
    <meta:editing-duration>PT6M23S</meta:editing-duration>
    <meta:editing-cycles>2</meta:editing-cycles>
    <meta:generator>LibreOffice/5.4.5.1$Windows_X86_64 LibreOffice_project/79c9829dd5d8054ec39a82dc51cd9eff340dbee8</meta:generator>
    <meta:document-statistic meta:object-count="7"/>
  </office:meta>
</office:document-meta>
</file>